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atic_3" table:style-name="ta1">
        <table:shapes>
          <draw:frame draw:z-index="0" draw:style-name="gr1" draw:text-style-name="P1" svg:width="15.999cm" svg:height="8.999cm" svg:x="8.857cm" svg:y="0.1cm">
            <draw:object draw:notify-on-update-of-ranges="static_3.D1:static_3.D6 static_3.E1:static_3.E6 static_3.F1:static_3.F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k</text:p>
          </table:table-cell>
          <table:table-cell office:value-type="float" office:value="0" calcext:value-type="float">
            <text:p>0</text:p>
          </table:table-cell>
          <table:table-cell office:value-type="float" office:value="2.61" calcext:value-type="float">
            <text:p>2.61</text:p>
          </table:table-cell>
          <table:table-cell table:style-name="ce1" office:value-type="string" calcext:value-type="string">
            <text:p>Block 0</text:p>
          </table:table-cell>
          <table:table-cell table:formula="of:=AVERAGEIFS([.C1:.C6]; [.B1:.B6]; 0)" office:value-type="float" office:value="1.87666666666667" calcext:value-type="float">
            <text:p>1.87666666666667</text:p>
          </table:table-cell>
          <table:table-cell table:formula="of:=AVERAGEIFS([.C38:.C43]; [.B38:.B43]; 0)" office:value-type="float" office:value="2.11833333333333" calcext:value-type="float">
            <text:p>2.11833333333333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.27" calcext:value-type="float">
            <text:p>1.27</text:p>
          </table:table-cell>
          <table:table-cell table:style-name="ce1" office:value-type="string" calcext:value-type="string">
            <text:p>Block 1</text:p>
          </table:table-cell>
          <table:table-cell table:formula="of:=AVERAGEIFS([.C7:.C12]; [.B7:.B12]; 1)" office:value-type="float" office:value="1.63166666666667" calcext:value-type="float">
            <text:p>1.63166666666667</text:p>
          </table:table-cell>
          <table:table-cell table:formula="of:=AVERAGEIFS([.C44:.C49]; [.B44:.B49]; 1)" office:value-type="float" office:value="2.56666666666667" calcext:value-type="float">
            <text:p>2.56666666666667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2.08" calcext:value-type="float">
            <text:p>2.08</text:p>
          </table:table-cell>
          <table:table-cell table:style-name="ce1" office:value-type="string" calcext:value-type="string">
            <text:p>Block 2</text:p>
          </table:table-cell>
          <table:table-cell table:formula="of:=AVERAGEIFS([.C13:.C18]; [.B13:.B18]; 2)" office:value-type="float" office:value="1.07" calcext:value-type="float">
            <text:p>1.07</text:p>
          </table:table-cell>
          <table:table-cell table:formula="of:=AVERAGEIFS([.C50:.C55]; [.B50:.B55]; 2)" office:value-type="float" office:value="2.725" calcext:value-type="float">
            <text:p>2.725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style-name="ce1" office:value-type="string" calcext:value-type="string">
            <text:p>Block 3</text:p>
          </table:table-cell>
          <table:table-cell table:formula="of:=AVERAGEIFS([.C19:.C24]; [.B19:.B24]; 3)" office:value-type="float" office:value="1.13666666666667" calcext:value-type="float">
            <text:p>1.13666666666667</text:p>
          </table:table-cell>
          <table:table-cell table:formula="of:=AVERAGEIFS([.C56:.C61]; [.B56:.B61]; 3)" office:value-type="float" office:value="2.21166666666667" calcext:value-type="float">
            <text:p>2.21166666666667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style-name="ce1" office:value-type="string" calcext:value-type="string">
            <text:p>Block 4</text:p>
          </table:table-cell>
          <table:table-cell table:formula="of:=AVERAGEIFS([.C25:.C30]; [.B25:.B30]; 4)" office:value-type="float" office:value="1.06166666666667" calcext:value-type="float">
            <text:p>1.06166666666667</text:p>
          </table:table-cell>
          <table:table-cell table:formula="of:=AVERAGEIFS([.C62:.C67]; [.B62:.B67]; 4)" office:value-type="float" office:value="2.54333333333333" calcext:value-type="float">
            <text:p>2.5433333333333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style-name="ce1" office:value-type="string" calcext:value-type="string">
            <text:p>Block 5</text:p>
          </table:table-cell>
          <table:table-cell table:formula="of:=AVERAGEIFS([.C31:.C36]; [.B31:.B36]; 5)" office:value-type="float" office:value="1.095" calcext:value-type="float">
            <text:p>1.095</text:p>
          </table:table-cell>
          <table:table-cell table:formula="of:=AVERAGEIFS([.C68:.C73]; [.B68:.B73]; 5)" office:value-type="float" office:value="1.91" calcext:value-type="float">
            <text:p>1.9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1.23" calcext:value-type="float">
            <text:p>1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float" office:value="1.71" calcext:value-type="float">
            <text:p>1.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2.51" calcext:value-type="float">
            <text:p>2.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1" calcext:value-type="float">
            <text:p>1</text:p>
          </table:table-cell>
          <table:table-cell office:value-type="float" office:value="1.86" calcext:value-type="float">
            <text:p>1.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float" office:value="0.71" calcext:value-type="float">
            <text:p>0.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float" office:value="1.27" calcext:value-type="float">
            <text:p>1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2" calcext:value-type="float">
            <text:p>2</text:p>
          </table:table-cell>
          <table:table-cell office:value-type="float" office:value="1.35" calcext:value-type="float">
            <text:p>1.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float" office:value="1.11" calcext:value-type="float">
            <text:p>1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0.91" calcext:value-type="float">
            <text:p>0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3" calcext:value-type="float">
            <text:p>3</text:p>
          </table:table-cell>
          <table:table-cell office:value-type="float" office:value="0.99" calcext:value-type="float">
            <text:p>0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float" office:value="1.63" calcext:value-type="float">
            <text:p>1.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float" office:value="1.18" calcext:value-type="float">
            <text:p>1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float" office:value="0.82" calcext:value-type="float">
            <text:p>0.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float" office:value="1.07" calcext:value-type="float">
            <text:p>1.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office:value-type="float" office:value="1.17" calcext:value-type="float">
            <text:p>1.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float" office:value="1.07" calcext:value-type="float">
            <text:p>1.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float" office:value="0.88" calcext:value-type="float">
            <text:p>0.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float" office:value="1.17" calcext:value-type="float">
            <text:p>1.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5" calcext:value-type="float">
            <text:p>5</text:p>
          </table:table-cell>
          <table:table-cell office:value-type="float" office:value="1.23" calcext:value-type="float">
            <text:p>1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float" office:value="1.19" calcext:value-type="float">
            <text:p>1.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5" calcext:value-type="float">
            <text:p>5</text:p>
          </table:table-cell>
          <table:table-cell office:value-type="float" office:value="1.03" calcext:value-type="float">
            <text:p>1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float" office:value="0.94" calcext:value-type="float">
            <text:p>0.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float" office:value="1.19" calcext:value-type="float">
            <text:p>1.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office:value-type="float" office:value="0.99" calcext:value-type="float">
            <text:p>0.99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float" office:value="1.24" calcext:value-type="float">
            <text:p>1.24</text:p>
          </table:table-cell>
          <table:table-cell table:style-name="ce1" office:value-type="string" calcext:value-type="string">
            <text:p>Block 0</text:p>
          </table:table-cell>
          <table:table-cell table:formula="of:=AVERAGEIFS([.C38:.C43]; [.B38:.B43]; 0)" office:value-type="float" office:value="2.11833333333333" calcext:value-type="float">
            <text:p>2.11833333333333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3.87" calcext:value-type="float">
            <text:p>3.87</text:p>
          </table:table-cell>
          <table:table-cell table:style-name="ce1" office:value-type="string" calcext:value-type="string">
            <text:p>Block 1</text:p>
          </table:table-cell>
          <table:table-cell table:formula="of:=AVERAGEIFS([.C44:.C49]; [.B44:.B49]; 1)" office:value-type="float" office:value="2.56666666666667" calcext:value-type="float">
            <text:p>2.56666666666667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table:style-name="ce1" office:value-type="string" calcext:value-type="string">
            <text:p>Block 2</text:p>
          </table:table-cell>
          <table:table-cell table:formula="of:=AVERAGEIFS([.C50:.C55]; [.B50:.B55]; 2)" office:value-type="float" office:value="2.725" calcext:value-type="float">
            <text:p>2.725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2.79" calcext:value-type="float">
            <text:p>2.79</text:p>
          </table:table-cell>
          <table:table-cell table:style-name="ce1" office:value-type="string" calcext:value-type="string">
            <text:p>Block 3</text:p>
          </table:table-cell>
          <table:table-cell table:formula="of:=AVERAGEIFS([.C56:.C61]; [.B56:.B61]; 3)" office:value-type="float" office:value="2.21166666666667" calcext:value-type="float">
            <text:p>2.21166666666667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2.52" calcext:value-type="float">
            <text:p>2.52</text:p>
          </table:table-cell>
          <table:table-cell table:style-name="ce1" office:value-type="string" calcext:value-type="string">
            <text:p>Block 4</text:p>
          </table:table-cell>
          <table:table-cell table:formula="of:=AVERAGEIFS([.C62:.C67]; [.B62:.B67]; 4)" office:value-type="float" office:value="2.54333333333333" calcext:value-type="float">
            <text:p>2.54333333333333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table:style-name="ce1" office:value-type="string" calcext:value-type="string">
            <text:p>Block 5</text:p>
          </table:table-cell>
          <table:table-cell table:formula="of:=AVERAGEIFS([.C68:.C73]; [.B68:.B73]; 5)" office:value-type="float" office:value="1.91" calcext:value-type="float">
            <text:p>1.9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.34" calcext:value-type="float">
            <text:p>2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1.84" calcext:value-type="float">
            <text:p>1.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float" office:value="3.31" calcext:value-type="float">
            <text:p>3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5.38" calcext:value-type="float">
            <text:p>5.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2" calcext:value-type="float">
            <text:p>2</text:p>
          </table:table-cell>
          <table:table-cell office:value-type="float" office:value="3.03" calcext:value-type="float">
            <text:p>3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1.43" calcext:value-type="float">
            <text:p>1.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2.09" calcext:value-type="float">
            <text:p>2.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float" office:value="4.84" calcext:value-type="float">
            <text:p>4.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2.46" calcext:value-type="float">
            <text:p>2.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3" calcext:value-type="float">
            <text:p>3</text:p>
          </table:table-cell>
          <table:table-cell office:value-type="float" office:value="1.44" calcext:value-type="float">
            <text:p>1.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float" office:value="2.27" calcext:value-type="float">
            <text:p>2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5.13" calcext:value-type="float">
            <text:p>5.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float" office:value="1.09" calcext:value-type="float">
            <text:p>1.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float" office:value="1.57" calcext:value-type="float">
            <text:p>1.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1.77" calcext:value-type="float">
            <text:p>1.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3.82" calcext:value-type="float">
            <text:p>3.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float" office:value="1.43" calcext:value-type="float">
            <text:p>1.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3.98" calcext:value-type="float">
            <text:p>3.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float" office:value="1.07" calcext:value-type="float">
            <text:p>1.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float" office:value="3.16" calcext:value-type="float">
            <text:p>3.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office:value-type="float" office:value="1.43" calcext:value-type="float">
            <text:p>1.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float" office:value="2.07" calcext:value-type="float">
            <text:p>2.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5" calcext:value-type="float">
            <text:p>5</text:p>
          </table:table-cell>
          <table:table-cell office:value-type="float" office:value="1.46" calcext:value-type="float">
            <text:p>1.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2.92" calcext:value-type="float">
            <text:p>2.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float" office:value="2.33" calcext:value-type="float">
            <text:p>2.3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NZ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18T15:46:54.966406014</dc:date>
    <meta:editing-duration>PT10M18S</meta:editing-duration>
    <meta:editing-cycles>5</meta:editing-cycles>
    <meta:generator>LibreOffice/7.3.7.2$Linux_X86_64 LibreOffice_project/30$Build-2</meta:generator>
    <meta:document-statistic meta:table-count="1" meta:cell-count="24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371cm" svg:y="0.316cm" chart:style-name="ch2">
          <text:p>Static vs Dynamic Keyboard Layout</text:p>
        </chart:title>
        <chart:legend chart:legend-position="end" svg:x="13.36cm" svg:y="3.952cm" style:legend-expansion="high" chart:style-name="ch3"/>
        <chart:plot-area chart:style-name="ch4" table:cell-range-address="static_3.D1:static_3.F6" chart:data-source-has-labels="both" svg:x="1.331cm" svg:y="1.275cm" svg:width="11.709cm" svg:height="6.564cm">
          <chart:coordinate-region svg:x="2.058cm" svg:y="1.474cm" svg:width="10.399cm" svg:height="5.718cm"/>
          <chart:axis chart:dimension="x" chart:name="primary-x" chart:style-name="ch5" chartooo:axis-type="auto">
            <chartooo:date-scale/>
            <chart:title svg:x="6.083cm" svg:y="8.019cm" chart:style-name="ch6">
              <text:p>Block NUmber</text:p>
            </chart:title>
            <chart:categories table:cell-range-address="static_3.D1:static_3.D6"/>
          </chart:axis>
          <chart:axis chart:dimension="y" chart:name="primary-y" chart:style-name="ch5">
            <chart:title svg:x="0.451cm" svg:y="5.911cm" chart:style-name="ch7">
              <text:p>Selection TIme (s)</text:p>
            </chart:title>
            <chart:grid chart:style-name="ch8" chart:class="major"/>
          </chart:axis>
          <chart:series chart:style-name="ch9" chart:values-cell-range-address="static_3.E1:static_3.E6" loext:label-string="static" chart:class="chart:line">
            <chart:data-point chart:repeated="6"/>
          </chart:series>
          <chart:series chart:style-name="ch10" chart:values-cell-range-address="static_3.F1:static_3.F6" loext:label-string="dynamic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</text:p>
              </table:table-cell>
              <table:table-cell office:value-type="string">
                <text:p>dynamic</text:p>
              </table:table-cell>
            </table:table-row>
          </table:table-header-rows>
          <table:table-rows>
            <table:table-row>
              <table:table-cell office:value-type="string">
                <text:p>Block 0</text:p>
                <draw:g>
                  <svg:desc>static_3.D1:static_3.D6</svg:desc>
                </draw:g>
              </table:table-cell>
              <table:table-cell office:value-type="float" office:value="1.87666666666667">
                <text:p>1.87666666666667</text:p>
                <draw:g>
                  <svg:desc>static_3.E1:static_3.E6</svg:desc>
                </draw:g>
              </table:table-cell>
              <table:table-cell office:value-type="float" office:value="2.11833333333333">
                <text:p>2.11833333333333</text:p>
                <draw:g>
                  <svg:desc>static_3.F1:static_3.F6</svg:desc>
                </draw:g>
              </table:table-cell>
            </table:table-row>
            <table:table-row>
              <table:table-cell office:value-type="string">
                <text:p>Block 1</text:p>
              </table:table-cell>
              <table:table-cell office:value-type="float" office:value="1.63166666666667">
                <text:p>1.63166666666667</text:p>
              </table:table-cell>
              <table:table-cell office:value-type="float" office:value="2.56666666666667">
                <text:p>2.56666666666667</text:p>
              </table:table-cell>
            </table:table-row>
            <table:table-row>
              <table:table-cell office:value-type="string">
                <text:p>Block 2</text:p>
              </table:table-cell>
              <table:table-cell office:value-type="float" office:value="1.07">
                <text:p>1.07</text:p>
              </table:table-cell>
              <table:table-cell office:value-type="float" office:value="2.725">
                <text:p>2.725</text:p>
              </table:table-cell>
            </table:table-row>
            <table:table-row>
              <table:table-cell office:value-type="string">
                <text:p>Block 3</text:p>
              </table:table-cell>
              <table:table-cell office:value-type="float" office:value="1.13666666666667">
                <text:p>1.13666666666667</text:p>
              </table:table-cell>
              <table:table-cell office:value-type="float" office:value="2.21166666666667">
                <text:p>2.21166666666667</text:p>
              </table:table-cell>
            </table:table-row>
            <table:table-row>
              <table:table-cell office:value-type="string">
                <text:p>Block 4</text:p>
              </table:table-cell>
              <table:table-cell office:value-type="float" office:value="1.06166666666667">
                <text:p>1.06166666666667</text:p>
              </table:table-cell>
              <table:table-cell office:value-type="float" office:value="2.54333333333333">
                <text:p>2.54333333333333</text:p>
              </table:table-cell>
            </table:table-row>
            <table:table-row>
              <table:table-cell office:value-type="string">
                <text:p>Block 5</text:p>
              </table:table-cell>
              <table:table-cell office:value-type="float" office:value="1.095">
                <text:p>1.095</text:p>
              </table:table-cell>
              <table:table-cell office:value-type="float" office:value="1.91">
                <text:p>1.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